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Sheet1.xml"/>
  <manifest:file-entry manifest:media-type="text/xml" manifest:full-path="Basic/Standard/ThisWorkbook.xml"/>
  <manifest:file-entry manifest:media-type="text/xml" manifest:full-path="Basic/Standard/Sheet3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61cm"/>
    </style:style>
    <style:style style:name="co2" style:family="table-column">
      <style:table-column-properties fo:break-before="auto" style:column-width="13.01cm"/>
    </style:style>
    <style:style style:name="co3" style:family="table-column">
      <style:table-column-properties fo:break-before="auto" style:column-width="6.04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4.44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89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714cm" fo:break-before="auto" style:use-optimal-row-height="false"/>
    </style:style>
    <style:style style:name="ro5" style:family="table-row">
      <style:table-row-properties style:row-height="0.504cm" fo:break-before="auto" style:use-optimal-row-height="true"/>
    </style:style>
    <style:style style:name="ta1" style:family="table" style:master-page-name="PageStyle_5f_SSQ_20__26__20_KB_20_Q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1a1a1a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gr1" style:family="graphic">
      <style:graphic-properties fo:background-color="#ffffff" fo:border="#000000"/>
    </style:style>
    <style:style style:name="P1" style:family="paragraph">
      <style:paragraph-properties fo:text-align="start"/>
      <style:text-properties fo:color="#1a1a1a" style:font-name="Arial" fo:font-size="10pt"/>
    </style:style>
    <style:style style:name="T1" style:family="text">
      <style:text-properties style:use-window-font-color="true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whole blood capilliary blood&quot;;&quot;blood spots&quot;;&quot;serum&quot;;&quot;plasma&quot;;&quot;free fraction plasma &quot;)" table:allow-empty-cell="true" table:display-list="unsorted" table:base-cell-address="'SSQ &amp; KB Q'.C12">
          <table:error-message table:message-type="stop" table:display="true"/>
        </table:content-validation>
        <table:content-validation table:name="val2" table:condition="of:cell-content-is-in-list(&quot;compartmental model&quot;;&quot;non-compartmental model&quot;;&quot;population model&quot;)" table:allow-empty-cell="false" table:display-list="unsorted" table:base-cell-address="'SSQ &amp; KB Q'.C25">
          <table:error-message table:message-type="stop" table:display="true"/>
        </table:content-validation>
        <table:content-validation table:name="val3" table:condition="of:cell-content-is-in-list(&quot;full&quot;;&quot;partial&quot;;&quot;none&quot;)" table:allow-empty-cell="true" table:display-list="unsorted" table:base-cell-address="'SSQ &amp; KB Q'.C43">
          <table:error-message table:message-type="stop" table:display="true"/>
        </table:content-validation>
        <table:content-validation table:name="val4" table:condition="of:cell-content-is-in-list(&quot;randomised&quot;;&quot;quasi randomised&quot;)" table:allow-empty-cell="true" table:display-list="unsorted" table:base-cell-address="'SSQ &amp; KB Q'.C44">
          <table:error-message table:message-type="stop" table:display="true"/>
        </table:content-validation>
        <table:content-validation table:name="val5" table:condition="of:cell-content-is-in-list(&quot;open label&quot;;&quot;single&quot;;&quot;double&quot;)" table:allow-empty-cell="true" table:display-list="unsorted" table:base-cell-address="'SSQ &amp; KB Q'.C45">
          <table:error-message table:message-type="stop" table:display="true"/>
        </table:content-validation>
      </table:content-validations>
      <table:table table:name="SSQ &amp; KB Q" table:style-name="ta1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combobox form:name="ComboBox1" form:control-implementation="ooo:com.sun.star.form.component.ComboBox" form:id="control1" form:dropdown="true" form:convert-empty-to-null="true" form:list-source-type="table" form:auto-complete="true">
              <form:properties>
                <form:property form:property-name="DefaultControl" office:value-type="string" office:string-value="com.sun.star.form.control.ComboBox"/>
              </form:properties>
            </form:combobox>
          </form:form>
        </office:forms>
        <table:table-column table:style-name="co1" table:default-cell-style-name="ce4"/>
        <table:table-column table:style-name="co2" table:default-cell-style-name="ce5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table:number-columns-spanned="3" table:number-rows-spanned="1">
            <text:p>PK Module Study Site Questionnaire <text:span text:style-name="T1">(questions in addition to the Clinical SSQ)</text:span></text:p>
          </table:table-cell>
          <table:covered-table-cell table:style-name="ce6"/>
          <table:covered-table-cell table:style-name="ce8"/>
          <table:table-cell table:number-columns-repeated="1021"/>
        </table:table-row>
        <table:table-row table:style-name="ro2">
          <table:table-cell table:style-name="ce2" office:value-type="string">
            <text:p>Heading</text:p>
          </table:table-cell>
          <table:table-cell table:style-name="ce4" office:value-type="string">
            <text:p>Variable name</text:p>
          </table:table-cell>
          <table:table-cell table:style-name="ce4" office:value-type="string">
            <text:p>Option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pondent <text:span text:style-name="T1">(if not the PI)</text:span></text:p>
          </table:table-cell>
          <table:table-cell office:value-type="string">
            <text:p>name</text:p>
          </table:table-cell>
          <table:table-cell/>
          <table:table-cell office:value-type="string">
            <text:p>won't do</text:p>
          </table:table-cell>
          <table:table-cell table:number-columns-repeated="1020"/>
        </table:table-row>
        <table:table-row table:style-name="ro2">
          <table:table-cell table:style-name="ce2"/>
          <table:table-cell office:value-type="string">
            <text:p>position</text:p>
          </table:table-cell>
          <table:table-cell/>
          <table:table-cell office:value-type="string">
            <text:p>won't do</text:p>
          </table:table-cell>
          <table:table-cell table:number-columns-repeated="1020"/>
        </table:table-row>
        <table:table-row table:style-name="ro2">
          <table:table-cell table:style-name="ce2"/>
          <table:table-cell office:value-type="string">
            <text:p>email</text:p>
          </table:table-cell>
          <table:table-cell/>
          <table:table-cell office:value-type="string">
            <text:p>won't do</text:p>
          </table:table-cell>
          <table:table-cell table:number-columns-repeated="1020"/>
        </table:table-row>
        <table:table-row table:style-name="ro2">
          <table:table-cell table:style-name="ce2"/>
          <table:table-cell office:value-type="string">
            <text:p>telephone</text:p>
          </table:table-cell>
          <table:table-cell/>
          <table:table-cell office:value-type="string">
            <text:p>won't do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4"/>
          <table:table-cell table:number-columns-repeated="1022"/>
        </table:table-row>
        <table:table-row table:style-name="ro2">
          <table:table-cell office:value-type="string">
            <text:p>drug assay capacity</text:p>
          </table:table-cell>
          <table:table-cell office:value-type="string">
            <text:p>assay method reference</text:p>
          </table:table-cell>
          <table:table-cell/>
          <table:table-cell office:value-type="string">
            <text:p>Done</text:p>
          </table:table-cell>
          <table:table-cell office:value-type="string">
            <text:p>is it ok to fold this into drug section?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(for each drug)</text:p>
          </table:table-cell>
          <table:table-cell office:value-type="string">
            <text:p>assay method description</text:p>
          </table:table-cell>
          <table:table-cell/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style-name="ce5"/>
          <table:table-cell office:value-type="string">
            <text:p>assay validation</text:p>
          </table:table-cell>
          <table:table-cell/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4"/>
          <table:table-cell table:number-columns-repeated="1022"/>
        </table:table-row>
        <table:table-row table:style-name="ro3">
          <table:table-cell office:value-type="string">
            <text:p>sample</text:p>
          </table:table-cell>
          <table:table-cell office:value-type="string">
            <text:p>sample matrix</text:p>
          </table:table-cell>
          <table:table-cell table:content-validation-name="val1"/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style-name="ce5"/>
          <table:table-cell office:value-type="string">
            <text:p>sample volume</text:p>
          </table:table-cell>
          <table:table-cell/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style-name="ce5"/>
          <table:table-cell office:value-type="string">
            <text:p>sample storage temperature (c)</text:p>
          </table:table-cell>
          <table:table-cell/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style-name="ce5"/>
          <table:table-cell office:value-type="string">
            <text:p>sample storage duration (weeks)</text:p>
          </table:table-cell>
          <table:table-cell/>
          <table:table-cell office:value-type="string">
            <text:p>Done</text:p>
          </table:table-cell>
          <table:table-cell table:number-columns-repeated="1020"/>
        </table:table-row>
        <table:table-row table:style-name="ro4">
          <table:table-cell table:style-name="ce5"/>
          <table:table-cell table:style-name="ce7" office:value-type="string">
            <text:p>sample storage handling (description)</text:p>
          </table:table-cell>
          <table:table-cell/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style-name="ce5"/>
          <table:table-cell office:value-type="string">
            <text:p>sample preparation reference (description)</text:p>
          </table:table-cell>
          <table:table-cell/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style-name="ce5"/>
          <table:table-cell office:value-type="string">
            <text:p>sampling times</text:p>
          </table:table-cell>
          <table:table-cell/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office:value-type="string">
            <text:p>analytes</text:p>
          </table:table-cell>
          <table:table-cell office:value-type="string">
            <text:p>Total drug</text:p>
          </table:table-cell>
          <table:table-cell/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style-name="ce5"/>
          <table:table-cell office:value-type="string">
            <text:p>free drug</text:p>
          </table:table-cell>
          <table:table-cell/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style-name="ce5"/>
          <table:table-cell office:value-type="string">
            <text:p>metabolite 1 (spec)</text:p>
          </table:table-cell>
          <table:table-cell/>
          <table:table-cell office:value-type="string">
            <text:p>Done</text:p>
          </table:table-cell>
          <table:table-cell office:value-type="string">
            <text:p>should this be a single repeatable question?</text:p>
          </table:table-cell>
          <table:table-cell table:number-columns-repeated="1019"/>
        </table:table-row>
        <table:table-row table:style-name="ro2">
          <table:table-cell table:style-name="ce5"/>
          <table:table-cell office:value-type="string">
            <text:p>metabolite 2 (spec)</text:p>
          </table:table-cell>
          <table:table-cell/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office:value-type="string">
            <text:p>PK data analysis model</text:p>
          </table:table-cell>
          <table:table-cell office:value-type="string">
            <text:p>type</text:p>
            <draw:control table:end-cell-address="'SSQ &amp; KB Q'.C25" table:end-x="0.214cm" table:end-y="0.226cm" draw:z-index="0" draw:name="ComboBox1" draw:style-name="gr1" draw:text-style-name="P1" svg:width="6.001cm" svg:height="0.225cm" svg:x="7.175cm" svg:y="0.001cm" draw:control="control1"/>
          </table:table-cell>
          <table:table-cell table:content-validation-name="val2"/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content-validation-name="val2"/>
          <table:table-cell table:number-columns-repeated="1021"/>
        </table:table-row>
        <table:table-row table:style-name="ro2">
          <table:table-cell table:style-name="ce2" office:value-type="string">
            <text:p>Inclusion/Exclusion criteria</text:p>
          </table:table-cell>
          <table:table-cell office:value-type="string">
            <text:p>Age (min - max)</text:p>
          </table:table-cell>
          <table:table-cell/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style-name="ce2"/>
          <table:table-cell office:value-type="string">
            <text:p>Parasitaemia (min - max)</text:p>
          </table:table-cell>
          <table:table-cell/>
          <table:table-cell office:value-type="string">
            <text:p>Done</text:p>
          </table:table-cell>
          <table:table-cell office:value-type="string">
            <text:p>I wouldn't have expected parasitaemia as criterion for pharmacology, redundancy with clinical?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string">
            <text:p>Exclude if prior antimalarials (y/n)</text:p>
          </table:table-cell>
          <table:table-cell/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style-name="ce2"/>
          <table:table-cell office:value-type="string">
            <text:p>If yes, over what time (weeks)</text:p>
          </table:table-cell>
          <table:table-cell/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office:value-type="string">
            <text:p>drug</text:p>
          </table:table-cell>
          <table:table-cell office:value-type="string">
            <text:p>how many drugs</text:p>
          </table:table-cell>
          <table:table-cell/>
          <table:table-cell office:value-type="string">
            <text:p>won't do</text:p>
          </table:table-cell>
          <table:table-cell office:value-type="string">
            <text:p>does this need to be explicit?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(for each drug)</text:p>
          </table:table-cell>
          <table:table-cell office:value-type="string">
            <text:p>drug name</text:p>
          </table:table-cell>
          <table:table-cell/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anufacturer</text:p>
          </table:table-cell>
          <table:table-cell/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Number of doses</text:p>
          </table:table-cell>
          <table:table-cell/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days of treatment</text:p>
          </table:table-cell>
          <table:table-cell/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dosing by age or weight</text:p>
          </table:table-cell>
          <table:table-cell/>
          <table:table-cell office:value-type="string">
            <text:p>Done</text:p>
          </table:table-cell>
          <table:table-cell office:value-type="string">
            <text:p>assumed choice of age or weight ok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batch no</text:p>
          </table:table-cell>
          <table:table-cell/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xpiratory date</text:p>
          </table:table-cell>
          <table:table-cell/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reatments</text:p>
          </table:table-cell>
          <table:table-cell office:value-type="string">
            <text:p>how many treatment regimens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For each regimen</text:p>
          </table:table-cell>
          <table:table-cell office:value-type="string">
            <text:p>name</text:p>
          </table:table-cell>
          <table:table-cell table:number-columns-repeated="2"/>
          <table:table-cell office:value-type="string">
            <text:p>Should this be drawn from a controlled list of options? What does this mean?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upervised</text:p>
          </table:table-cell>
          <table:table-cell table:content-validation-name="val3"/>
          <table:table-cell/>
          <table:table-cell office:value-type="string">
            <text:p>Should there be a default?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Allocation (if&gt; 1 treatment regimen)</text:p>
          </table:table-cell>
          <table:table-cell table:content-validation-name="val4"/>
          <table:table-cell table:number-columns-repeated="1021"/>
        </table:table-row>
        <table:table-row table:style-name="ro2">
          <table:table-cell/>
          <table:table-cell office:value-type="string">
            <text:p>Blinding</text:p>
          </table:table-cell>
          <table:table-cell table:content-validation-name="val5"/>
          <table:table-cell table:number-columns-repeated="1021"/>
        </table:table-row>
      </table:table>
      <table:table table:name="Sheet2" table:style-name="ta2" table:print="false">
        <table:table-column table:style-name="co5" table:default-cell-style-name="Default"/>
        <table:table-column table:style-name="co4" table:number-columns-repeated="1023" table:default-cell-style-name="Default"/>
        <table:table-row table:style-name="ro5">
          <table:table-cell office:value-type="string">
            <text:p>compartmental model</text:p>
          </table:table-cell>
          <table:table-cell table:number-columns-repeated="1023"/>
        </table:table-row>
        <table:table-row table:style-name="ro5">
          <table:table-cell office:value-type="string">
            <text:p>non-compartmental model</text:p>
          </table:table-cell>
          <table:table-cell table:number-columns-repeated="1023"/>
        </table:table-row>
      </table:table>
      <table:table table:name="Sheet3" table:style-name="ta3" table:print="false">
        <table:table-column table:style-name="co4" table:number-columns-repeated="1024" table:default-cell-style-name="Default"/>
        <table:table-row table:style-name="ro5">
          <table:table-cell table:number-columns-repeated="1024"/>
        </table:table-row>
      </table:table>
      <table:named-expressions>
        <table:named-range table:name="Excel_BuiltIn__FilterDatabase_1" table:base-cell-address="$'SSQ &amp; KB Q'.$A$1" table:cell-range-address="$'SSQ &amp; KB Q'.$#REF!$#REF!:.$#REF!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R </number:text>
      <number:number number:decimal-places="0" number:min-integer-digits="1" number:grouping="true"/>
    </number:number-style>
    <number:number-style style:name="N106">
      <number:text>R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R </number:text>
      <number:number number:decimal-places="0" number:min-integer-digits="1" number:grouping="true"/>
    </number:number-style>
    <number:number-style style:name="N107">
      <style:text-properties fo:color="#ff0000"/>
      <number:text>R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R </number:text>
      <number:number number:decimal-places="2" number:min-integer-digits="1" number:grouping="true"/>
    </number:number-style>
    <number:number-style style:name="N108">
      <number:text>R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R </number:text>
      <number:number number:decimal-places="2" number:min-integer-digits="1" number:grouping="true"/>
    </number:number-style>
    <number:number-style style:name="N109">
      <style:text-properties fo:color="#ff0000"/>
      <number:text>R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 </number:text>
      <number:number number:decimal-places="0" number:min-integer-digits="1" number:grouping="true"/>
      <number:text> </number:text>
    </number:number-style>
    <number:number-style style:name="N115P1" style:volatile="true">
      <number:text> R -</number:text>
      <number:number number:decimal-places="0" number:min-integer-digits="1" number:grouping="true"/>
      <number:text> </number:text>
    </number:number-style>
    <number:number-style style:name="N115P2" style:volatile="true">
      <number:text> R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 </number:text>
      <number:number number:decimal-places="2" number:min-integer-digits="1" number:grouping="true"/>
      <number:text> </number:text>
    </number:number-style>
    <number:number-style style:name="N117P1" style:volatile="true">
      <number:text> R -</number:text>
      <number:number number:decimal-places="2" number:min-integer-digits="1" number:grouping="true"/>
      <number:text> </number:text>
    </number:number-style>
    <number:number-style style:name="N117P2" style:volatile="true">
      <number:text> R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100%" style:writing-mode="lr-tb" style:print="charts drawings grid objects zero-value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4">24/11/2009</text:date>, <text:time>16:2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SQ_20__26__20_KB_20_Q" style:display-name="PageStyle_SSQ &amp; KB 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esley workman</meta:initial-creator>
    <meta:creation-date>2009-10-12T09:42:46</meta:creation-date>
    <dc:date>2009-11-24T16:27:55</dc:date>
    <meta:print-date>2009-11-11T11:46:38</meta:print-date>
    <meta:generator>OpenOffice.org/3.0$Unix OpenOffice.org_project/300m15$Build-9379</meta:generator>
    <meta:editing-duration>PT05H02M27S</meta:editing-duration>
    <meta:editing-cycles>2</meta:editing-cycles>
    <meta:document-statistic meta:table-count="3" meta:cell-count="92" meta:object-count="1"/>
    <meta:user-defined meta:name="Info 1"/>
    <meta:user-defined meta:name="Info 2"/>
    <meta:user-defined meta:name="Info 3"/>
    <meta:user-defined meta:name="Info 4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>Rem Attribute VBA_ModuleType=VBADocumentModule
Option VBASupport 1
Private Sub ListBox1_Click()

End Sub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>Rem Attribute VBA_ModuleType=VBADocumentModule
Option VBASupport 1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